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lab_service_id</text:p>
          </table:table-cell>
          <table:table-cell table:style-name="Default" office:value-type="string" calcext:value-type="string">
            <text:p>lab_service_na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RINALYSIS</text:p>
          </table:table-cell>
          <table:table-cell table:formula="of:=&quot;insert into `usbong_kms`.`lab_service_item` (`lab_service_item_id`, `lab_service_item_name`, `added_datetime_stamp`) values (null, '&quot;&amp;[.B2]&amp;&quot;', current_timestamp);&quot;" office:value-type="string" office:string-value="insert into `usbong_kms`.`lab_service_item` (`lab_service_item_id`, `lab_service_item_name`, `added_datetime_stamp`) values (null, 'URINALYSIS', current_timestamp);" calcext:value-type="string">
            <text:p>insert into `usbong_kms`.`lab_service_item` (`lab_service_item_id`, `lab_service_item_name`, `added_datetime_stamp`) values (null, 'URINALYSIS', current_timestamp);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HIV / AIDS</text:p>
          </table:table-cell>
          <table:table-cell table:formula="of:=&quot;insert into `usbong_kms`.`lab_service_item` (`lab_service_item_id`, `lab_service_item_name`, `added_datetime_stamp`) values (null, '&quot;&amp;[.B3]&amp;&quot;', current_timestamp);&quot;" office:value-type="string" office:string-value="insert into `usbong_kms`.`lab_service_item` (`lab_service_item_id`, `lab_service_item_name`, `added_datetime_stamp`) values (null, 'HIV / AIDS', current_timestamp);" calcext:value-type="string">
            <text:p>insert into `usbong_kms`.`lab_service_item` (`lab_service_item_id`, `lab_service_item_name`, `added_datetime_stamp`) values (null, 'HIV / AIDS', current_timestamp);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FB</text:p>
          </table:table-cell>
          <table:table-cell table:formula="of:=&quot;insert into `usbong_kms`.`lab_service_item` (`lab_service_item_id`, `lab_service_item_name`, `added_datetime_stamp`) values (null, '&quot;&amp;[.B4]&amp;&quot;', current_timestamp);&quot;" office:value-type="string" office:string-value="insert into `usbong_kms`.`lab_service_item` (`lab_service_item_id`, `lab_service_item_name`, `added_datetime_stamp`) values (null, 'AFB', current_timestamp);" calcext:value-type="string">
            <text:p>insert into `usbong_kms`.`lab_service_item` (`lab_service_item_id`, `lab_service_item_name`, `added_datetime_stamp`) values (null, 'AFB', current_timestamp);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UA</text:p>
          </table:table-cell>
          <table:table-cell table:formula="of:=&quot;insert into `usbong_kms`.`lab_service_item` (`lab_service_item_id`, `lab_service_item_name`, `added_datetime_stamp`) values (null, '&quot;&amp;[.B5]&amp;&quot;', current_timestamp);&quot;" office:value-type="string" office:string-value="insert into `usbong_kms`.`lab_service_item` (`lab_service_item_id`, `lab_service_item_name`, `added_datetime_stamp`) values (null, 'BUA', current_timestamp);" calcext:value-type="string">
            <text:p>insert into `usbong_kms`.`lab_service_item` (`lab_service_item_id`, `lab_service_item_name`, `added_datetime_stamp`) values (null, 'BUA', current_timestamp);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SODIUM</text:p>
          </table:table-cell>
          <table:table-cell table:formula="of:=&quot;insert into `usbong_kms`.`lab_service_item` (`lab_service_item_id`, `lab_service_item_name`, `added_datetime_stamp`) values (null, '&quot;&amp;[.B6]&amp;&quot;', current_timestamp);&quot;" office:value-type="string" office:string-value="insert into `usbong_kms`.`lab_service_item` (`lab_service_item_id`, `lab_service_item_name`, `added_datetime_stamp`) values (null, 'SODIUM', current_timestamp);" calcext:value-type="string">
            <text:p>insert into `usbong_kms`.`lab_service_item` (`lab_service_item_id`, `lab_service_item_name`, `added_datetime_stamp`) values (null, 'SODIUM', current_timestamp);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FECALYSIS</text:p>
          </table:table-cell>
          <table:table-cell table:formula="of:=&quot;insert into `usbong_kms`.`lab_service_item` (`lab_service_item_id`, `lab_service_item_name`, `added_datetime_stamp`) values (null, '&quot;&amp;[.B7]&amp;&quot;', current_timestamp);&quot;" office:value-type="string" office:string-value="insert into `usbong_kms`.`lab_service_item` (`lab_service_item_id`, `lab_service_item_name`, `added_datetime_stamp`) values (null, 'FECALYSIS', current_timestamp);" calcext:value-type="string">
            <text:p>insert into `usbong_kms`.`lab_service_item` (`lab_service_item_id`, `lab_service_item_name`, `added_datetime_stamp`) values (null, 'FECALYSIS', current_timestamp);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HEPA B SCREENING</text:p>
          </table:table-cell>
          <table:table-cell table:formula="of:=&quot;insert into `usbong_kms`.`lab_service_item` (`lab_service_item_id`, `lab_service_item_name`, `added_datetime_stamp`) values (null, '&quot;&amp;[.B8]&amp;&quot;', current_timestamp);&quot;" office:value-type="string" office:string-value="insert into `usbong_kms`.`lab_service_item` (`lab_service_item_id`, `lab_service_item_name`, `added_datetime_stamp`) values (null, 'HEPA B SCREENING', current_timestamp);" calcext:value-type="string">
            <text:p>insert into `usbong_kms`.`lab_service_item` (`lab_service_item_id`, `lab_service_item_name`, `added_datetime_stamp`) values (null, 'HEPA B SCREENING', current_timestamp);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PBS</text:p>
          </table:table-cell>
          <table:table-cell table:formula="of:=&quot;insert into `usbong_kms`.`lab_service_item` (`lab_service_item_id`, `lab_service_item_name`, `added_datetime_stamp`) values (null, '&quot;&amp;[.B9]&amp;&quot;', current_timestamp);&quot;" office:value-type="string" office:string-value="insert into `usbong_kms`.`lab_service_item` (`lab_service_item_id`, `lab_service_item_name`, `added_datetime_stamp`) values (null, 'PBS', current_timestamp);" calcext:value-type="string">
            <text:p>insert into `usbong_kms`.`lab_service_item` (`lab_service_item_id`, `lab_service_item_name`, `added_datetime_stamp`) values (null, 'PBS', current_timestamp);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LDL</text:p>
          </table:table-cell>
          <table:table-cell table:formula="of:=&quot;insert into `usbong_kms`.`lab_service_item` (`lab_service_item_id`, `lab_service_item_name`, `added_datetime_stamp`) values (null, '&quot;&amp;[.B10]&amp;&quot;', current_timestamp);&quot;" office:value-type="string" office:string-value="insert into `usbong_kms`.`lab_service_item` (`lab_service_item_id`, `lab_service_item_name`, `added_datetime_stamp`) values (null, 'VLDL', current_timestamp);" calcext:value-type="string">
            <text:p>insert into `usbong_kms`.`lab_service_item` (`lab_service_item_id`, `lab_service_item_name`, `added_datetime_stamp`) values (null, 'VLDL', current_timestamp);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POTASSIUM</text:p>
          </table:table-cell>
          <table:table-cell table:formula="of:=&quot;insert into `usbong_kms`.`lab_service_item` (`lab_service_item_id`, `lab_service_item_name`, `added_datetime_stamp`) values (null, '&quot;&amp;[.B11]&amp;&quot;', current_timestamp);&quot;" office:value-type="string" office:string-value="insert into `usbong_kms`.`lab_service_item` (`lab_service_item_id`, `lab_service_item_name`, `added_datetime_stamp`) values (null, 'POTASSIUM', current_timestamp);" calcext:value-type="string">
            <text:p>insert into `usbong_kms`.`lab_service_item` (`lab_service_item_id`, `lab_service_item_name`, `added_datetime_stamp`) values (null, 'POTASSIUM', current_timestamp);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CBC/PC</text:p>
          </table:table-cell>
          <table:table-cell table:formula="of:=&quot;insert into `usbong_kms`.`lab_service_item` (`lab_service_item_id`, `lab_service_item_name`, `added_datetime_stamp`) values (null, '&quot;&amp;[.B12]&amp;&quot;', current_timestamp);&quot;" office:value-type="string" office:string-value="insert into `usbong_kms`.`lab_service_item` (`lab_service_item_id`, `lab_service_item_name`, `added_datetime_stamp`) values (null, 'CBC/PC', current_timestamp);" calcext:value-type="string">
            <text:p>insert into `usbong_kms`.`lab_service_item` (`lab_service_item_id`, `lab_service_item_name`, `added_datetime_stamp`) values (null, 'CBC/PC', current_timestamp);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T3 T4</text:p>
          </table:table-cell>
          <table:table-cell table:formula="of:=&quot;insert into `usbong_kms`.`lab_service_item` (`lab_service_item_id`, `lab_service_item_name`, `added_datetime_stamp`) values (null, '&quot;&amp;[.B13]&amp;&quot;', current_timestamp);&quot;" office:value-type="string" office:string-value="insert into `usbong_kms`.`lab_service_item` (`lab_service_item_id`, `lab_service_item_name`, `added_datetime_stamp`) values (null, 'T3 T4', current_timestamp);" calcext:value-type="string">
            <text:p>insert into `usbong_kms`.`lab_service_item` (`lab_service_item_id`, `lab_service_item_name`, `added_datetime_stamp`) values (null, 'T3 T4', current_timestamp);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HOLE</text:p>
          </table:table-cell>
          <table:table-cell table:formula="of:=&quot;insert into `usbong_kms`.`lab_service_item` (`lab_service_item_id`, `lab_service_item_name`, `added_datetime_stamp`) values (null, '&quot;&amp;[.B14]&amp;&quot;', current_timestamp);&quot;" office:value-type="string" office:string-value="insert into `usbong_kms`.`lab_service_item` (`lab_service_item_id`, `lab_service_item_name`, `added_datetime_stamp`) values (null, 'CHOLE', current_timestamp);" calcext:value-type="string">
            <text:p>insert into `usbong_kms`.`lab_service_item` (`lab_service_item_id`, `lab_service_item_name`, `added_datetime_stamp`) values (null, 'CHOLE', current_timestamp);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SGOT</text:p>
          </table:table-cell>
          <table:table-cell table:formula="of:=&quot;insert into `usbong_kms`.`lab_service_item` (`lab_service_item_id`, `lab_service_item_name`, `added_datetime_stamp`) values (null, '&quot;&amp;[.B15]&amp;&quot;', current_timestamp);&quot;" office:value-type="string" office:string-value="insert into `usbong_kms`.`lab_service_item` (`lab_service_item_id`, `lab_service_item_name`, `added_datetime_stamp`) values (null, 'SGOT', current_timestamp);" calcext:value-type="string">
            <text:p>insert into `usbong_kms`.`lab_service_item` (`lab_service_item_id`, `lab_service_item_name`, `added_datetime_stamp`) values (null, 'SGOT', current_timestamp);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LCIUM</text:p>
          </table:table-cell>
          <table:table-cell table:formula="of:=&quot;insert into `usbong_kms`.`lab_service_item` (`lab_service_item_id`, `lab_service_item_name`, `added_datetime_stamp`) values (null, '&quot;&amp;[.B16]&amp;&quot;', current_timestamp);&quot;" office:value-type="string" office:string-value="insert into `usbong_kms`.`lab_service_item` (`lab_service_item_id`, `lab_service_item_name`, `added_datetime_stamp`) values (null, 'CALCIUM', current_timestamp);" calcext:value-type="string">
            <text:p>insert into `usbong_kms`.`lab_service_item` (`lab_service_item_id`, `lab_service_item_name`, `added_datetime_stamp`) values (null, 'CALCIUM', current_timestamp);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ESR</text:p>
          </table:table-cell>
          <table:table-cell table:formula="of:=&quot;insert into `usbong_kms`.`lab_service_item` (`lab_service_item_id`, `lab_service_item_name`, `added_datetime_stamp`) values (null, '&quot;&amp;[.B17]&amp;&quot;', current_timestamp);&quot;" office:value-type="string" office:string-value="insert into `usbong_kms`.`lab_service_item` (`lab_service_item_id`, `lab_service_item_name`, `added_datetime_stamp`) values (null, 'ESR', current_timestamp);" calcext:value-type="string">
            <text:p>insert into `usbong_kms`.`lab_service_item` (`lab_service_item_id`, `lab_service_item_name`, `added_datetime_stamp`) values (null, 'ESR', current_timestamp);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TSH</text:p>
          </table:table-cell>
          <table:table-cell table:formula="of:=&quot;insert into `usbong_kms`.`lab_service_item` (`lab_service_item_id`, `lab_service_item_name`, `added_datetime_stamp`) values (null, '&quot;&amp;[.B18]&amp;&quot;', current_timestamp);&quot;" office:value-type="string" office:string-value="insert into `usbong_kms`.`lab_service_item` (`lab_service_item_id`, `lab_service_item_name`, `added_datetime_stamp`) values (null, 'TSH', current_timestamp);" calcext:value-type="string">
            <text:p>insert into `usbong_kms`.`lab_service_item` (`lab_service_item_id`, `lab_service_item_name`, `added_datetime_stamp`) values (null, 'TSH', current_timestamp);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TG</text:p>
          </table:table-cell>
          <table:table-cell table:formula="of:=&quot;insert into `usbong_kms`.`lab_service_item` (`lab_service_item_id`, `lab_service_item_name`, `added_datetime_stamp`) values (null, '&quot;&amp;[.B19]&amp;&quot;', current_timestamp);&quot;" office:value-type="string" office:string-value="insert into `usbong_kms`.`lab_service_item` (`lab_service_item_id`, `lab_service_item_name`, `added_datetime_stamp`) values (null, 'TG', current_timestamp);" calcext:value-type="string">
            <text:p>insert into `usbong_kms`.`lab_service_item` (`lab_service_item_id`, `lab_service_item_name`, `added_datetime_stamp`) values (null, 'TG', current_timestamp);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SGPT</text:p>
          </table:table-cell>
          <table:table-cell table:formula="of:=&quot;insert into `usbong_kms`.`lab_service_item` (`lab_service_item_id`, `lab_service_item_name`, `added_datetime_stamp`) values (null, '&quot;&amp;[.B20]&amp;&quot;', current_timestamp);&quot;" office:value-type="string" office:string-value="insert into `usbong_kms`.`lab_service_item` (`lab_service_item_id`, `lab_service_item_name`, `added_datetime_stamp`) values (null, 'SGPT', current_timestamp);" calcext:value-type="string">
            <text:p>insert into `usbong_kms`.`lab_service_item` (`lab_service_item_id`, `lab_service_item_name`, `added_datetime_stamp`) values (null, 'SGPT', current_timestamp);</text:p>
          </table:table-cell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MAGNESIUM</text:p>
          </table:table-cell>
          <table:table-cell table:formula="of:=&quot;insert into `usbong_kms`.`lab_service_item` (`lab_service_item_id`, `lab_service_item_name`, `added_datetime_stamp`) values (null, '&quot;&amp;[.B21]&amp;&quot;', current_timestamp);&quot;" office:value-type="string" office:string-value="insert into `usbong_kms`.`lab_service_item` (`lab_service_item_id`, `lab_service_item_name`, `added_datetime_stamp`) values (null, 'MAGNESIUM', current_timestamp);" calcext:value-type="string">
            <text:p>insert into `usbong_kms`.`lab_service_item` (`lab_service_item_id`, `lab_service_item_name`, `added_datetime_stamp`) values (null, 'MAGNESIUM', current_timestamp);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PT</text:p>
          </table:table-cell>
          <table:table-cell table:formula="of:=&quot;insert into `usbong_kms`.`lab_service_item` (`lab_service_item_id`, `lab_service_item_name`, `added_datetime_stamp`) values (null, '&quot;&amp;[.B22]&amp;&quot;', current_timestamp);&quot;" office:value-type="string" office:string-value="insert into `usbong_kms`.`lab_service_item` (`lab_service_item_id`, `lab_service_item_name`, `added_datetime_stamp`) values (null, 'PT', current_timestamp);" calcext:value-type="string">
            <text:p>insert into `usbong_kms`.`lab_service_item` (`lab_service_item_id`, `lab_service_item_name`, `added_datetime_stamp`) values (null, 'PT', current_timestamp);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ASO TITER</text:p>
          </table:table-cell>
          <table:table-cell table:formula="of:=&quot;insert into `usbong_kms`.`lab_service_item` (`lab_service_item_id`, `lab_service_item_name`, `added_datetime_stamp`) values (null, '&quot;&amp;[.B23]&amp;&quot;', current_timestamp);&quot;" office:value-type="string" office:string-value="insert into `usbong_kms`.`lab_service_item` (`lab_service_item_id`, `lab_service_item_name`, `added_datetime_stamp`) values (null, 'ASO TITER', current_timestamp);" calcext:value-type="string">
            <text:p>insert into `usbong_kms`.`lab_service_item` (`lab_service_item_id`, `lab_service_item_name`, `added_datetime_stamp`) values (null, 'ASO TITER', current_timestamp);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HDL</text:p>
          </table:table-cell>
          <table:table-cell table:formula="of:=&quot;insert into `usbong_kms`.`lab_service_item` (`lab_service_item_id`, `lab_service_item_name`, `added_datetime_stamp`) values (null, '&quot;&amp;[.B24]&amp;&quot;', current_timestamp);&quot;" office:value-type="string" office:string-value="insert into `usbong_kms`.`lab_service_item` (`lab_service_item_id`, `lab_service_item_name`, `added_datetime_stamp`) values (null, 'HDL', current_timestamp);" calcext:value-type="string">
            <text:p>insert into `usbong_kms`.`lab_service_item` (`lab_service_item_id`, `lab_service_item_name`, `added_datetime_stamp`) values (null, 'HDL', current_timestamp);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ALKPHOS</text:p>
          </table:table-cell>
          <table:table-cell table:formula="of:=&quot;insert into `usbong_kms`.`lab_service_item` (`lab_service_item_id`, `lab_service_item_name`, `added_datetime_stamp`) values (null, '&quot;&amp;[.B25]&amp;&quot;', current_timestamp);&quot;" office:value-type="string" office:string-value="insert into `usbong_kms`.`lab_service_item` (`lab_service_item_id`, `lab_service_item_name`, `added_datetime_stamp`) values (null, 'ALKPHOS', current_timestamp);" calcext:value-type="string">
            <text:p>insert into `usbong_kms`.`lab_service_item` (`lab_service_item_id`, `lab_service_item_name`, `added_datetime_stamp`) values (null, 'ALKPHOS', current_timestamp);</text:p>
          </table:table-cell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PHOSPHOROUS</text:p>
          </table:table-cell>
          <table:table-cell table:formula="of:=&quot;insert into `usbong_kms`.`lab_service_item` (`lab_service_item_id`, `lab_service_item_name`, `added_datetime_stamp`) values (null, '&quot;&amp;[.B26]&amp;&quot;', current_timestamp);&quot;" office:value-type="string" office:string-value="insert into `usbong_kms`.`lab_service_item` (`lab_service_item_id`, `lab_service_item_name`, `added_datetime_stamp`) values (null, 'PHOSPHOROUS', current_timestamp);" calcext:value-type="string">
            <text:p>insert into `usbong_kms`.`lab_service_item` (`lab_service_item_id`, `lab_service_item_name`, `added_datetime_stamp`) values (null, 'PHOSPHOROUS', current_timestamp);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PTT</text:p>
          </table:table-cell>
          <table:table-cell table:formula="of:=&quot;insert into `usbong_kms`.`lab_service_item` (`lab_service_item_id`, `lab_service_item_name`, `added_datetime_stamp`) values (null, '&quot;&amp;[.B27]&amp;&quot;', current_timestamp);&quot;" office:value-type="string" office:string-value="insert into `usbong_kms`.`lab_service_item` (`lab_service_item_id`, `lab_service_item_name`, `added_datetime_stamp`) values (null, 'PTT', current_timestamp);" calcext:value-type="string">
            <text:p>insert into `usbong_kms`.`lab_service_item` (`lab_service_item_id`, `lab_service_item_name`, `added_datetime_stamp`) values (null, 'PTT', current_timestamp);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RF</text:p>
          </table:table-cell>
          <table:table-cell table:formula="of:=&quot;insert into `usbong_kms`.`lab_service_item` (`lab_service_item_id`, `lab_service_item_name`, `added_datetime_stamp`) values (null, '&quot;&amp;[.B28]&amp;&quot;', current_timestamp);&quot;" office:value-type="string" office:string-value="insert into `usbong_kms`.`lab_service_item` (`lab_service_item_id`, `lab_service_item_name`, `added_datetime_stamp`) values (null, 'RF', current_timestamp);" calcext:value-type="string">
            <text:p>insert into `usbong_kms`.`lab_service_item` (`lab_service_item_id`, `lab_service_item_name`, `added_datetime_stamp`) values (null, 'RF', current_timestamp);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LDL</text:p>
          </table:table-cell>
          <table:table-cell table:formula="of:=&quot;insert into `usbong_kms`.`lab_service_item` (`lab_service_item_id`, `lab_service_item_name`, `added_datetime_stamp`) values (null, '&quot;&amp;[.B29]&amp;&quot;', current_timestamp);&quot;" office:value-type="string" office:string-value="insert into `usbong_kms`.`lab_service_item` (`lab_service_item_id`, `lab_service_item_name`, `added_datetime_stamp`) values (null, 'LDL', current_timestamp);" calcext:value-type="string">
            <text:p>insert into `usbong_kms`.`lab_service_item` (`lab_service_item_id`, `lab_service_item_name`, `added_datetime_stamp`) values (null, 'LDL', current_timestamp);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TB</text:p>
          </table:table-cell>
          <table:table-cell table:formula="of:=&quot;insert into `usbong_kms`.`lab_service_item` (`lab_service_item_id`, `lab_service_item_name`, `added_datetime_stamp`) values (null, '&quot;&amp;[.B30]&amp;&quot;', current_timestamp);&quot;" office:value-type="string" office:string-value="insert into `usbong_kms`.`lab_service_item` (`lab_service_item_id`, `lab_service_item_name`, `added_datetime_stamp`) values (null, 'TB', current_timestamp);" calcext:value-type="string">
            <text:p>insert into `usbong_kms`.`lab_service_item` (`lab_service_item_id`, `lab_service_item_name`, `added_datetime_stamp`) values (null, 'TB', current_timestamp);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CHLORIDE</text:p>
          </table:table-cell>
          <table:table-cell table:formula="of:=&quot;insert into `usbong_kms`.`lab_service_item` (`lab_service_item_id`, `lab_service_item_name`, `added_datetime_stamp`) values (null, '&quot;&amp;[.B31]&amp;&quot;', current_timestamp);&quot;" office:value-type="string" office:string-value="insert into `usbong_kms`.`lab_service_item` (`lab_service_item_id`, `lab_service_item_name`, `added_datetime_stamp`) values (null, 'CHLORIDE', current_timestamp);" calcext:value-type="string">
            <text:p>insert into `usbong_kms`.`lab_service_item` (`lab_service_item_id`, `lab_service_item_name`, `added_datetime_stamp`) values (null, 'CHLORIDE', current_timestamp);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RPR (VDRL)</text:p>
          </table:table-cell>
          <table:table-cell table:formula="of:=&quot;insert into `usbong_kms`.`lab_service_item` (`lab_service_item_id`, `lab_service_item_name`, `added_datetime_stamp`) values (null, '&quot;&amp;[.B32]&amp;&quot;', current_timestamp);&quot;" office:value-type="string" office:string-value="insert into `usbong_kms`.`lab_service_item` (`lab_service_item_id`, `lab_service_item_name`, `added_datetime_stamp`) values (null, 'RPR (VDRL)', current_timestamp);" calcext:value-type="string">
            <text:p>insert into `usbong_kms`.`lab_service_item` (`lab_service_item_id`, `lab_service_item_name`, `added_datetime_stamp`) values (null, 'RPR (VDRL)', current_timestamp);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CRP</text:p>
          </table:table-cell>
          <table:table-cell table:formula="of:=&quot;insert into `usbong_kms`.`lab_service_item` (`lab_service_item_id`, `lab_service_item_name`, `added_datetime_stamp`) values (null, '&quot;&amp;[.B33]&amp;&quot;', current_timestamp);&quot;" office:value-type="string" office:string-value="insert into `usbong_kms`.`lab_service_item` (`lab_service_item_id`, `lab_service_item_name`, `added_datetime_stamp`) values (null, 'CRP', current_timestamp);" calcext:value-type="string">
            <text:p>insert into `usbong_kms`.`lab_service_item` (`lab_service_item_id`, `lab_service_item_name`, `added_datetime_stamp`) values (null, 'CRP', current_timestamp);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BUN</text:p>
          </table:table-cell>
          <table:table-cell table:formula="of:=&quot;insert into `usbong_kms`.`lab_service_item` (`lab_service_item_id`, `lab_service_item_name`, `added_datetime_stamp`) values (null, '&quot;&amp;[.B34]&amp;&quot;', current_timestamp);&quot;" office:value-type="string" office:string-value="insert into `usbong_kms`.`lab_service_item` (`lab_service_item_id`, `lab_service_item_name`, `added_datetime_stamp`) values (null, 'BUN', current_timestamp);" calcext:value-type="string">
            <text:p>insert into `usbong_kms`.`lab_service_item` (`lab_service_item_id`, `lab_service_item_name`, `added_datetime_stamp`) values (null, 'BUN', current_timestamp);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DB</text:p>
          </table:table-cell>
          <table:table-cell table:formula="of:=&quot;insert into `usbong_kms`.`lab_service_item` (`lab_service_item_id`, `lab_service_item_name`, `added_datetime_stamp`) values (null, '&quot;&amp;[.B35]&amp;&quot;', current_timestamp);&quot;" office:value-type="string" office:string-value="insert into `usbong_kms`.`lab_service_item` (`lab_service_item_id`, `lab_service_item_name`, `added_datetime_stamp`) values (null, 'DB', current_timestamp);" calcext:value-type="string">
            <text:p>insert into `usbong_kms`.`lab_service_item` (`lab_service_item_id`, `lab_service_item_name`, `added_datetime_stamp`) values (null, 'DB', current_timestamp);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OTHERS:</text:p>
          </table:table-cell>
          <table:table-cell table:formula="of:=&quot;insert into `usbong_kms`.`lab_service_item` (`lab_service_item_id`, `lab_service_item_name`, `added_datetime_stamp`) values (null, '&quot;&amp;[.B36]&amp;&quot;', current_timestamp);&quot;" office:value-type="string" office:string-value="insert into `usbong_kms`.`lab_service_item` (`lab_service_item_id`, `lab_service_item_name`, `added_datetime_stamp`) values (null, 'OTHERS:', current_timestamp);" calcext:value-type="string">
            <text:p>insert into `usbong_kms`.`lab_service_item` (`lab_service_item_id`, `lab_service_item_name`, `added_datetime_stamp`) values (null, 'OTHERS:', current_timestamp);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WIDAL TEST</text:p>
          </table:table-cell>
          <table:table-cell table:formula="of:=&quot;insert into `usbong_kms`.`lab_service_item` (`lab_service_item_id`, `lab_service_item_name`, `added_datetime_stamp`) values (null, '&quot;&amp;[.B37]&amp;&quot;', current_timestamp);&quot;" office:value-type="string" office:string-value="insert into `usbong_kms`.`lab_service_item` (`lab_service_item_id`, `lab_service_item_name`, `added_datetime_stamp`) values (null, 'WIDAL TEST', current_timestamp);" calcext:value-type="string">
            <text:p>insert into `usbong_kms`.`lab_service_item` (`lab_service_item_id`, `lab_service_item_name`, `added_datetime_stamp`) values (null, 'WIDAL TEST', current_timestamp);</text:p>
          </table:table-cell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GRAM STAIN</text:p>
          </table:table-cell>
          <table:table-cell table:formula="of:=&quot;insert into `usbong_kms`.`lab_service_item` (`lab_service_item_id`, `lab_service_item_name`, `added_datetime_stamp`) values (null, '&quot;&amp;[.B38]&amp;&quot;', current_timestamp);&quot;" office:value-type="string" office:string-value="insert into `usbong_kms`.`lab_service_item` (`lab_service_item_id`, `lab_service_item_name`, `added_datetime_stamp`) values (null, 'GRAM STAIN', current_timestamp);" calcext:value-type="string">
            <text:p>insert into `usbong_kms`.`lab_service_item` (`lab_service_item_id`, `lab_service_item_name`, `added_datetime_stamp`) values (null, 'GRAM STAIN', current_timestamp);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CREA</text:p>
          </table:table-cell>
          <table:table-cell table:formula="of:=&quot;insert into `usbong_kms`.`lab_service_item` (`lab_service_item_id`, `lab_service_item_name`, `added_datetime_stamp`) values (null, '&quot;&amp;[.B39]&amp;&quot;', current_timestamp);&quot;" office:value-type="string" office:string-value="insert into `usbong_kms`.`lab_service_item` (`lab_service_item_id`, `lab_service_item_name`, `added_datetime_stamp`) values (null, 'CREA', current_timestamp);" calcext:value-type="string">
            <text:p>insert into `usbong_kms`.`lab_service_item` (`lab_service_item_id`, `lab_service_item_name`, `added_datetime_stamp`) values (null, 'CREA', current_timestamp);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IB</text:p>
          </table:table-cell>
          <table:table-cell table:formula="of:=&quot;insert into `usbong_kms`.`lab_service_item` (`lab_service_item_id`, `lab_service_item_name`, `added_datetime_stamp`) values (null, '&quot;&amp;[.B40]&amp;&quot;', current_timestamp);&quot;" office:value-type="string" office:string-value="insert into `usbong_kms`.`lab_service_item` (`lab_service_item_id`, `lab_service_item_name`, `added_datetime_stamp`) values (null, 'IB', current_timestamp);" calcext:value-type="string">
            <text:p>insert into `usbong_kms`.`lab_service_item` (`lab_service_item_id`, `lab_service_item_name`, `added_datetime_stamp`) values (null, 'IB', current_timestamp);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TYPHIDOT </text:p>
          </table:table-cell>
          <table:table-cell table:formula="of:=&quot;insert into `usbong_kms`.`lab_service_item` (`lab_service_item_id`, `lab_service_item_name`, `added_datetime_stamp`) values (null, '&quot;&amp;[.B41]&amp;&quot;', current_timestamp);&quot;" office:value-type="string" office:string-value="insert into `usbong_kms`.`lab_service_item` (`lab_service_item_id`, `lab_service_item_name`, `added_datetime_stamp`) values (null, 'TYPHIDOT ', current_timestamp);" calcext:value-type="string">
            <text:p>insert into `usbong_kms`.`lab_service_item` (`lab_service_item_id`, `lab_service_item_name`, `added_datetime_stamp`) values (null, 'TYPHIDOT ', current_timestamp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2T20:27:21.700000000</meta:creation-date>
    <dc:date>2021-02-12T20:32:36.478000000</dc:date>
    <meta:editing-duration>PT5M20S</meta:editing-duration>
    <meta:editing-cycles>3</meta:editing-cycles>
    <meta:generator>LibreOffice/6.3.5.2$Windows_x86 LibreOffice_project/dd0751754f11728f69b42ee2af66670068624673</meta:generator>
    <meta:document-statistic meta:table-count="1" meta:cell-count="122" meta:object-count="0"/>
  </office:meta>
</office:document-meta>
</file>